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1.4291in"/>
    </style:style>
    <style:style style:name="co10" style:family="table-column">
      <style:table-column-properties fo:break-before="auto" style:column-width="1.3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d_sorting_results_2^16" table:style-name="ta1">
        <table:shapes>
          <draw:frame draw:z-index="0" draw:style-name="gr1" draw:text-style-name="P1" svg:width="5.1992in" svg:height="2.9177in" svg:x="6.7118in" svg:y="2.4886in">
            <draw:object draw:notify-on-update-of-ranges="'merged_sorting_results_2^16'.I5:'merged_sorting_results_2^16'.I12 'merged_sorting_results_2^16'.K5:'merged_sorting_results_2^16'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1992in" svg:height="2.9177in" svg:x="12.0819in" svg:y="2.4894in">
            <draw:object draw:notify-on-update-of-ranges="'merged_sorting_results_2^16'.I5:'merged_sorting_results_2^16'.I12 'merged_sorting_results_2^16'.J5:'merged_sorting_results_2^16'.J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Array Length: 2^1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2"/>
          <table:table-cell table:style-name="ce2" office:value-type="string" calcext:value-type="string">
            <text:p>N. Threads</text:p>
          </table:table-cell>
          <table:table-cell table:style-name="ce2" office:value-type="string" calcext:value-type="string">
            <text:p>Mean time CPU (ms)</text:p>
          </table:table-cell>
          <table:table-cell table:style-name="ce2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2024-10-18 15:53:34</text:p>
          </table:table-cell>
          <table:table-cell office:value-type="float" office:value="65536" calcext:value-type="float">
            <text:p>65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4986" calcext:value-type="float">
            <text:p>49.4986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1" calcext:value-type="float">
            <text:p>1</text:p>
          </table:table-cell>
          <table:table-cell table:style-name="ce3" table:formula="of:=AVERAGE(OFFSET([.$E$5]; (ROW() - 5) * 9; 0; 5; 1))" office:value-type="float" office:value="50.13556" calcext:value-type="float">
            <text:p>50.13556</text:p>
          </table:table-cell>
          <table:table-cell table:style-name="ce3" table:formula="of:=[.$J$5]/[.J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4-10-18 15:53:34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.9091" calcext:value-type="float">
            <text:p>49.9091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2" calcext:value-type="float">
            <text:p>2</text:p>
          </table:table-cell>
          <table:table-cell table:style-name="ce3" table:formula="of:=AVERAGE(OFFSET([.$E$5]; (ROW() - 5) * 9; 0; 5; 1))" office:value-type="float" office:value="26.76648" calcext:value-type="float">
            <text:p>26.76648</text:p>
          </table:table-cell>
          <table:table-cell table:style-name="ce3" table:formula="of:=[.$J$5]/[.J6]" office:value-type="float" office:value="1.87307258929826" calcext:value-type="float">
            <text:p>1.87307258929826</text:p>
          </table:table-cell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.0397" calcext:value-type="float">
            <text:p>50.0397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4" calcext:value-type="float">
            <text:p>4</text:p>
          </table:table-cell>
          <table:table-cell table:style-name="ce3" table:formula="of:=AVERAGE(OFFSET([.$E$5]; (ROW() - 5) * 9; 0; 5; 1))" office:value-type="float" office:value="17.69514" calcext:value-type="float">
            <text:p>17.69514</text:p>
          </table:table-cell>
          <table:table-cell table:style-name="ce3" table:formula="of:=[.$J$5]/[.J7]" office:value-type="float" office:value="2.83329546982957" calcext:value-type="float">
            <text:p>2.83329546982957</text:p>
          </table:table-cell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.0219" calcext:value-type="float">
            <text:p>51.0219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8" calcext:value-type="float">
            <text:p>8</text:p>
          </table:table-cell>
          <table:table-cell table:style-name="ce3" table:formula="of:=AVERAGE(OFFSET([.$E$5]; (ROW() - 5) * 9; 0; 5; 1))" office:value-type="float" office:value="25.0852" calcext:value-type="float">
            <text:p>25.0852</text:p>
          </table:table-cell>
          <table:table-cell table:style-name="ce3" table:formula="of:=[.$J$5]/[.J8]" office:value-type="float" office:value="1.99861113325786" calcext:value-type="float">
            <text:p>1.99861113325786</text:p>
          </table:table-cell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.2085" calcext:value-type="float">
            <text:p>50.2085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16" calcext:value-type="float">
            <text:p>16</text:p>
          </table:table-cell>
          <table:table-cell table:style-name="ce3" table:formula="of:=AVERAGE(OFFSET([.$E$5]; (ROW() - 5) * 9; 0; 5; 1))" office:value-type="float" office:value="50.05628" calcext:value-type="float">
            <text:p>50.05628</text:p>
          </table:table-cell>
          <table:table-cell table:style-name="ce3" table:formula="of:=[.$J$5]/[.J9]" office:value-type="float" office:value="1.0015838172553" calcext:value-type="float">
            <text:p>1.0015838172553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9; 0)" office:value-type="float" office:value="32" calcext:value-type="float">
            <text:p>32</text:p>
          </table:table-cell>
          <table:table-cell table:style-name="ce3" table:formula="of:=AVERAGE(OFFSET([.$E$5]; (ROW() - 5) * 9; 0; 5; 1))" office:value-type="float" office:value="105.5246" calcext:value-type="float">
            <text:p>105.5246</text:p>
          </table:table-cell>
          <table:table-cell table:style-name="ce3" table:formula="of:=[.$J$5]/[.J10]" office:value-type="float" office:value="0.475107794770129" calcext:value-type="float">
            <text:p>0.475107794770129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9; 0)" office:value-type="float" office:value="64" calcext:value-type="float">
            <text:p>64</text:p>
          </table:table-cell>
          <table:table-cell table:style-name="ce3" table:formula="of:=AVERAGE(OFFSET([.$E$5]; (ROW() - 5) * 9; 0; 5; 1))" office:value-type="float" office:value="213.5238" calcext:value-type="float">
            <text:p>213.5238</text:p>
          </table:table-cell>
          <table:table-cell table:style-name="ce3" table:formula="of:=[.$J$5]/[.J11]" office:value-type="float" office:value="0.234800804406816" calcext:value-type="float">
            <text:p>0.234800804406816</text:p>
          </table:table-cell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2"/>
          <table:table-cell table:style-name="ce3" table:formula="of:=OFFSET([.$B$3]; (ROW() - 5) * 9; 0)" office:value-type="float" office:value="128" calcext:value-type="float">
            <text:p>128</text:p>
          </table:table-cell>
          <table:table-cell table:style-name="ce3" table:formula="of:=AVERAGE(OFFSET([.$E$5]; (ROW() - 5) * 9; 0; 5; 1))" office:value-type="float" office:value="429.0826" calcext:value-type="float">
            <text:p>429.0826</text:p>
          </table:table-cell>
          <table:table-cell table:style-name="ce3" table:formula="of:=[.$J$5]/[.J12]" office:value-type="float" office:value="0.116843610064822" calcext:value-type="float">
            <text:p>0.116843610064822</text:p>
          </table:table-cell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086" calcext:value-type="float">
            <text:p>28.008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92" calcext:value-type="float">
            <text:p>26.9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.0316" calcext:value-type="float">
            <text:p>26.031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.5361" calcext:value-type="float">
            <text:p>26.536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.3361" calcext:value-type="float">
            <text:p>26.336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47" calcext:value-type="float">
            <text:p>17.74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7071" calcext:value-type="float">
            <text:p>17.707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.9557" calcext:value-type="float">
            <text:p>17.955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.6168" calcext:value-type="float">
            <text:p>17.616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.4491" calcext:value-type="float">
            <text:p>17.449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053" calcext:value-type="float">
            <text:p>25.305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0864" calcext:value-type="float">
            <text:p>25.086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.5566" calcext:value-type="float">
            <text:p>24.556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.3206" calcext:value-type="float">
            <text:p>25.320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.1571" calcext:value-type="float">
            <text:p>25.157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0688" calcext:value-type="float">
            <text:p>49.068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.1393" calcext:value-type="float">
            <text:p>49.139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.1934" calcext:value-type="float">
            <text:p>50.193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.5175" calcext:value-type="float">
            <text:p>50.517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.3624" calcext:value-type="float">
            <text:p>51.362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72" calcext:value-type="float">
            <text:p>108.7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97" calcext:value-type="float">
            <text:p>103.9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6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.598" calcext:value-type="float">
            <text:p>106.59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6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4.847" calcext:value-type="float">
            <text:p>104.84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6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3.488" calcext:value-type="float">
            <text:p>103.48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6</text:p>
          </table:table-cell>
          <table:table-cell office:value-type="float" office:value="65536" calcext:value-type="float">
            <text:p>65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.637" calcext:value-type="float">
            <text:p>208.63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6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8.206" calcext:value-type="float">
            <text:p>218.20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6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2.869" calcext:value-type="float">
            <text:p>212.86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7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2.088" calcext:value-type="float">
            <text:p>212.08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7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5.819" calcext:value-type="float">
            <text:p>215.81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7</text:p>
          </table:table-cell>
          <table:table-cell office:value-type="float" office:value="65536" calcext:value-type="float">
            <text:p>65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.524" calcext:value-type="float">
            <text:p>428.52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8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3.146" calcext:value-type="float">
            <text:p>433.14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8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7.572" calcext:value-type="float">
            <text:p>427.57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9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2.517" calcext:value-type="float">
            <text:p>432.51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9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3.654" calcext:value-type="float">
            <text:p>423.65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8T18:29:31.625794323</dc:date>
    <meta:editing-duration>PT6M12S</meta:editing-duration>
    <meta:editing-cycles>1</meta:editing-cycles>
    <meta:generator>LibreOffice/7.3.7.2$Linux_X86_64 LibreOffice_project/30$Build-2</meta:generator>
    <meta:document-statistic meta:table-count="1" meta:cell-count="33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07cm" svg:height="7.412cm" xlink:href=".." xlink:type="simple" chart:class="chart:line" chart:style-name="ch1">
        <chart:plot-area chart:style-name="ch2" table:cell-range-address="'merged_sorting_results_2^16'.I5:'merged_sorting_results_2^16'.I12 'merged_sorting_results_2^16'.K5:'merged_sorting_results_2^16'.K12" chart:data-source-has-labels="column" svg:x="1.275cm" svg:y="0.148cm" svg:width="11.668cm" svg:height="6.135cm">
          <chart:coordinate-region svg:x="2.002cm" svg:y="0.348cm" svg:width="10.661cm" svg:height="5.288cm"/>
          <chart:axis chart:dimension="x" chart:name="primary-x" chart:style-name="ch3" chartooo:axis-type="auto">
            <chartooo:date-scale/>
            <chart:title svg:x="6.258cm" svg:y="6.431cm" chart:style-name="ch4">
              <text:p>N. Threads</text:p>
            </chart:title>
            <chart:categories table:cell-range-address="'merged_sorting_results_2^16'.I5:'merged_sorting_results_2^16'.I12"/>
          </chart:axis>
          <chart:axis chart:dimension="y" chart:name="primary-y" chart:style-name="ch3">
            <chart:title svg:x="0.451cm" svg:y="3.934cm" chart:style-name="ch5">
              <text:p>Speedup</text:p>
            </chart:title>
            <chart:grid chart:style-name="ch6" chart:class="major"/>
          </chart:axis>
          <chart:series chart:style-name="ch7" chart:values-cell-range-address="'merged_sorting_results_2^16'.K5:'merged_sorting_results_2^16'.K1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rged_sorting_results_2^16'.I5:'merged_sorting_results_2^16'.I12</svg:desc>
                </draw:g>
              </table:table-cell>
              <table:table-cell office:value-type="float" office:value="1">
                <text:p>1</text:p>
                <draw:g>
                  <svg:desc>'merged_sorting_results_2^16'.K5:'merged_sorting_results_2^16'.K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7307258929826">
                <text:p>1.873072589298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83329546982957">
                <text:p>2.833295469829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99861113325786">
                <text:p>1.998611133257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0015838172553">
                <text:p>1.001583817255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75107794770129">
                <text:p>0.47510779477012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34800804406816">
                <text:p>0.23480080440681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16843610064822">
                <text:p>0.1168436100648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07cm" svg:height="7.412cm" xlink:href=".." xlink:type="simple" chart:class="chart:line" chart:style-name="ch1">
        <chart:plot-area chart:style-name="ch2" table:cell-range-address="'merged_sorting_results_2^16'.I5:'merged_sorting_results_2^16'.J12" chart:data-source-has-labels="column" svg:x="1.275cm" svg:y="0.148cm" svg:width="11.668cm" svg:height="6.135cm">
          <chart:coordinate-region svg:x="2.082cm" svg:y="0.348cm" svg:width="10.581cm" svg:height="5.288cm"/>
          <chart:axis chart:dimension="x" chart:name="primary-x" chart:style-name="ch3" chartooo:axis-type="auto">
            <chartooo:date-scale/>
            <chart:title svg:x="6.258cm" svg:y="6.431cm" chart:style-name="ch4">
              <text:p>N. Threads</text:p>
            </chart:title>
            <chart:categories table:cell-range-address="'merged_sorting_results_2^16'.I5:'merged_sorting_results_2^16'.I12"/>
          </chart:axis>
          <chart:axis chart:dimension="y" chart:name="primary-y" chart:style-name="ch3">
            <chart:title svg:x="0.451cm" svg:y="5.19cm" chart:style-name="ch5">
              <text:p>Mean Execution Time (ms)</text:p>
            </chart:title>
            <chart:grid chart:style-name="ch6" chart:class="major"/>
          </chart:axis>
          <chart:series chart:style-name="ch7" chart:values-cell-range-address="'merged_sorting_results_2^16'.J5:'merged_sorting_results_2^16'.J1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rged_sorting_results_2^16'.I5:'merged_sorting_results_2^16'.I12</svg:desc>
                </draw:g>
              </table:table-cell>
              <table:table-cell office:value-type="float" office:value="50.13556">
                <text:p>50.13556</text:p>
                <draw:g>
                  <svg:desc>'merged_sorting_results_2^16'.J5:'merged_sorting_results_2^16'.J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76648">
                <text:p>26.766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.69514">
                <text:p>17.695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.0852">
                <text:p>25.08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0.05628">
                <text:p>50.0562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5.5246">
                <text:p>105.524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3.5238">
                <text:p>213.523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29.0826">
                <text:p>429.08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